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1.733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>
      <style:graphic-properties svg:stroke-color="#000000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.324cm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3.324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542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2.542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4.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278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.1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976cm"/>
      <style:paragraph-properties style:writing-mode="lr-tb"/>
    </style:style>
    <style:style style:name="gr15" style:family="graphic" style:parent-style-name="objectwithoutfill">
      <style:graphic-properties svg:stroke-color="#000000" draw:marker-end="Стили_20_стрелок_20_1" draw:marker-end-width="0.3cm" draw:fill="none" draw:fill-color="#ffffff" draw:textarea-vertical-align="middle"/>
    </style:style>
    <style:style style:name="gr16" style:family="graphic" style:parent-style-name="objectwithoutfill">
      <style:graphic-properties svg:stroke-color="#000000" draw:marker-end="Стили_20_стрелок_20_3" draw:marker-end-width="0.3cm" draw:fill="none" draw:fill-color="#ffffff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4.09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62cm" fo:min-width="7.618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854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81cm" fo:min-width="7.618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001cm" fo:min-width="4.854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5.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3.15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5.5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6.07cm"/>
      <style:paragraph-properties style:writing-mode="lr-tb"/>
    </style:style>
    <style:style style:name="gr27" style:family="graphic" style:parent-style-name="objectwithoutfill">
      <style:graphic-properties svg:stroke-color="#000000" draw:marker-end="Стили_20_стрелок_20_4" draw:marker-end-width="0.3cm" draw:fill="none" draw:fill-color="#ffffff" draw:textarea-vertical-align="middle"/>
    </style:style>
    <style:style style:name="gr28" style:family="graphic" style:parent-style-name="objectwithoutfill">
      <style:graphic-properties svg:stroke-color="#000000" draw:marker-end="Стили_20_стрелок_20_5" draw:marker-end-width="0.3cm" draw:fill="none" draw:fill-color="#ffffff" draw:textarea-vertical-align="middl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4.854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2.5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5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9.5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4.01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876cm"/>
      <style:paragraph-properties style:writing-mode="lr-tb"/>
    </style:style>
    <style:style style:name="gr36" style:family="graphic" style:parent-style-name="objectwithoutfill">
      <style:graphic-properties svg:stroke-color="#000000" draw:marker-end="Стили_20_стрелок_20_6" draw:marker-end-width="0.3cm" draw:fill="none" draw:fill-color="#ffffff" draw:textarea-vertical-align="middle"/>
    </style:style>
    <style:style style:name="gr37" style:family="graphic" style:parent-style-name="objectwithoutfill">
      <style:graphic-properties svg:stroke-color="#000000" draw:marker-end="Стили_20_стрелок_20_7" draw:marker-end-width="0.3cm" draw:fill="none" draw:fill-color="#ffffff" draw:textarea-vertical-align="middle"/>
    </style:style>
    <style:style style:name="gr38" style:family="graphic" style:parent-style-name="objectwithoutfill">
      <style:graphic-properties svg:stroke-color="#000000" draw:marker-end="Стили_20_стрелок_20_11" draw:marker-end-width="0.3cm" draw:fill="none" draw:fill-color="#ffffff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40" style:family="graphic" style:parent-style-name="objectwithoutfill">
      <style:graphic-properties svg:stroke-color="#000000" draw:marker-end="Стили_20_стрелок_20_12" draw:marker-end-width="0.3cm" draw:fill="none" draw:fill-color="#ffffff" draw:textarea-vertical-align="middle"/>
    </style:style>
    <style:style style:name="P1" style:family="paragraph">
      <style:paragraph-properties fo:text-align="center" style:writing-mode="lr-tb"/>
      <style:text-properties fo:font-size="12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text-align="center"/>
      <style:text-properties style:font-name="Times New Roman1"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  <style:text-properties style:font-name="Times New Roman" fo:font-size="9pt" style:font-size-asian="9pt" style:font-size-complex="9pt"/>
    </style:style>
    <style:style style:name="P10" style:family="paragraph">
      <loext:graphic-properties draw:fill-color="#ffffff"/>
      <style:paragraph-properties fo:text-align="center"/>
      <style:text-properties style:font-name="Times New Roman" fo:font-size="9pt" style:font-size-asian="9pt" style:font-size-complex="9pt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P12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style:font-name="Times New Roman"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fo:text-align="center"/>
      <style:text-properties style:font-name="Times New Roman1" fo:font-size="10pt" style:font-size-asian="18pt" style:font-size-complex="18pt"/>
    </style:style>
    <style:style style:name="P17" style:family="paragraph">
      <loext:graphic-properties draw:fill-color="#ffffff"/>
      <style:paragraph-properties fo:text-align="center"/>
      <style:text-properties style:font-name="Times New Roman1" fo:font-size="10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style:font-name="Times New Roman1" fo:font-size="10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font-name="Times New Roman1" fo:font-size="10pt" style:font-size-asian="18pt" style:font-size-complex="18pt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Times New Roman1" fo:font-size="10pt" style:font-size-asian="18pt" style:font-size-complex="18pt"/>
    </style:style>
    <style:style style:name="P21" style:family="paragraph">
      <style:paragraph-properties fo:text-align="center" style:text-autospace="none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22" style:family="paragraph">
      <loext:graphic-properties draw:fill-color="#ffffff"/>
      <style:paragraph-properties fo:text-align="center" style:text-autospace="none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23" style:family="paragraph">
      <style:text-properties style:font-name="Times New Roman" fo:font-size="10pt" style:font-size-asian="10pt" style:font-size-complex="10pt"/>
    </style:style>
    <style:style style:name="P24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T1" style:family="text">
      <style:text-properties fo:font-size="12pt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Times New Roman1" fo:font-size="10pt" style:font-size-asian="18pt" style:font-size-complex="18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1cm" svg:x="3cm" svg:y="4.5cm"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6" draw:id="id6" draw:layer="layout" svg:width="3cm" svg:height="1cm" svg:x="3cm" svg:y="10.5cm">
          <text:p text:style-name="P1"><text:span text:style-name="T1">return 0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Text-Annotation-2" draw:style-name="gr2" draw:text-style-name="P4" xml:id="id2" draw:id="id2" draw:layer="layout" svg:width="0.495cm" svg:height="1.982cm" svg:x="6.005cm" svg:y="2cm">
          <text:p text:style-name="P3">#include &lt;cmath&gt;</text:p>
          <text:p text:style-name="P3">#include &lt;cstdarg&gt;</text:p>
          <text:p text:style-name="P3">#include &lt;iostream&gt;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3" draw:text-style-name="P5" draw:layer="layout" svg:x1="4.5cm" svg:y1="4.5cm" svg:x2="6.005cm" svg:y2="2.991cm" draw:start-shape="id1" draw:start-glue-point="4" draw:end-shape="id2" draw:end-glue-point="5" svg:d="M4500 4500v-1509h1505" svg:viewBox="0 0 1506 1510">
          <text:p/>
        </draw:connector>
        <draw:custom-shape draw:style-name="gr4" draw:text-style-name="P7" xml:id="id3" draw:id="id3" draw:layer="layout" svg:width="5cm" svg:height="1cm" svg:x="2cm" svg:y="6cm">
          <text:p text:style-name="P6"><text:span text:style-name="T2">firstTask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7" xml:id="id4" draw:id="id4" draw:layer="layout" svg:width="5cm" svg:height="1cm" svg:x="2cm" svg:y="7.5cm">
          <text:p text:style-name="P6"><text:span text:style-name="T2">secondTask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7" xml:id="id5" draw:id="id5" draw:layer="layout" svg:width="5cm" svg:height="1cm" svg:x="2cm" svg:y="9cm">
          <text:p text:style-name="P6"><text:span text:style-name="T2">thirdTask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8" draw:layer="layout" draw:type="line" svg:x1="4.5cm" svg:y1="5.5cm" svg:x2="4.5cm" svg:y2="6cm" draw:start-shape="id1" draw:start-glue-point="6" draw:end-shape="id3" draw:end-glue-point="0" svg:d="M4500 5500v500" svg:viewBox="0 0 1 501">
          <text:p/>
        </draw:connector>
        <draw:connector draw:style-name="gr5" draw:text-style-name="P8" draw:layer="layout" draw:type="line" svg:x1="4.5cm" svg:y1="7cm" svg:x2="4.5cm" svg:y2="7.5cm" draw:start-shape="id3" draw:start-glue-point="2" draw:end-shape="id4" draw:end-glue-point="0" svg:d="M4500 7000v500" svg:viewBox="0 0 1 501">
          <text:p/>
        </draw:connector>
        <draw:connector draw:style-name="gr5" draw:text-style-name="P8" draw:layer="layout" draw:type="line" svg:x1="4.5cm" svg:y1="8.5cm" svg:x2="4.5cm" svg:y2="9cm" draw:start-shape="id4" draw:start-glue-point="2" draw:end-shape="id5" draw:end-glue-point="0" svg:d="M4500 8500v500" svg:viewBox="0 0 1 501">
          <text:p/>
        </draw:connector>
        <draw:connector draw:style-name="gr5" draw:text-style-name="P8" draw:layer="layout" draw:type="line" svg:x1="4.5cm" svg:y1="10cm" svg:x2="4.5cm" svg:y2="10.5cm" draw:start-shape="id5" draw:start-glue-point="2" draw:end-shape="id6" draw:end-glue-point="4" svg:d="M4500 10000v500" svg:viewBox="0 0 1 501">
          <text:p/>
        </draw:connector>
        <draw:custom-shape draw:style-name="gr4" draw:text-style-name="P7" xml:id="id13" draw:id="id13" draw:layer="layout" svg:width="5cm" svg:height="1cm" svg:x="8cm" svg:y="4.5cm">
          <text:p text:style-name="P6"><text:span text:style-name="T2">firstTask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7" xml:id="id16" draw:id="id16" draw:layer="layout" svg:width="5cm" svg:height="1cm" svg:x="14cm" svg:y="4.5cm">
          <text:p text:style-name="P6"><text:span text:style-name="T2">secondTask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7" xml:id="id7" draw:id="id7" draw:layer="layout" svg:width="5cm" svg:height="1cm" svg:x="8cm" svg:y="12cm">
          <text:p text:style-name="P6"><text:span text:style-name="T2">thirdTask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0" xml:id="id14" draw:id="id14" draw:layer="layout" svg:width="5cm" svg:height="3cm" svg:x="8cm" svg:y="6cm">
          <text:p text:style-name="P9"><text:span text:style-name="T3">const Point</text:span></text:p>
          <text:p text:style-name="P9"><text:span text:style-name="T3">A(1, 2),</text:span></text:p>
          <text:p text:style-name="P9"><text:span text:style-name="T3">B(3, 1),</text:span></text:p>
          <text:p text:style-name="P9"><text:span text:style-name="T3">C(4, 1),</text:span></text:p>
          <text:p text:style-name="P9"><text:span text:style-name="T3">D(5, 3),</text:span></text:p>
          <text:p text:style-name="P9"><text:span text:style-name="T3">E(4, 4),</text:span></text:p>
          <text:p text:style-name="P9"><text:span text:style-name="T3">F(2, 4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xml:id="id15" draw:id="id15" draw:layer="layout" svg:width="5cm" svg:height="2cm" svg:x="8cm" svg:y="9.5cm">
          <text:p text:style-name="P11"><text:span text:style-name="T3">distancesFromPointToPoint</text:span></text:p>
          <text:p text:style-name="P11"><text:span text:style-name="T3">(6, A, B, C, D, E, F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13" xml:id="id17" draw:id="id17" draw:layer="layout" svg:width="5cm" svg:height="1cm" svg:x="14cm" svg:y="6cm">
          <text:p text:style-name="P12"><text:span text:style-name="T4">Point X, Y, Z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3" xml:id="id18" draw:id="id18" draw:layer="layout" svg:width="5cm" svg:height="1.5cm" svg:x="14cm" svg:y="7.5cm">
          <text:p text:style-name="P14"><text:span text:style-name="T4">std::cin &gt;&gt; X &gt;&gt; Y &gt;&gt; Z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3" xml:id="id19" draw:id="id19" draw:layer="layout" svg:width="5cm" svg:height="2cm" svg:x="14cm" svg:y="9.5cm">
          <text:p text:style-name="P6"><text:span text:style-name="T4">std::cout &lt;&lt;</text:span></text:p>
          <text:p text:style-name="P6"><text:span text:style-name="T4">areaOfATriangle(X, Y, Z)</text:span></text:p>
          <text:p text:style-name="P6"><text:span text:style-name="T4">&lt;&lt; std::endl;</text:span></text:p>
          <draw:enhanced-geometry svg:viewBox="0 0 21600 21600" draw:glue-points="12960 0 10800 0 2160 10800 8600 21600 10800 21600 19400 10800" draw:text-areas="4230 0 17370 21600" draw:mirror-vertical="false" draw:mirror-horizontal="false" draw:type="flowchart-data" draw:enhanced-path="M 4230 0 L 21600 0 17370 21600 0 21600 4230 0 Z N"/>
        </draw:custom-shape>
        <draw:custom-shape draw:style-name="gr9" draw:text-style-name="P15" xml:id="id8" draw:id="id8" draw:layer="layout" svg:width="5cm" svg:height="1.5cm" svg:x="8cm" svg:y="13.5cm">
          <text:p text:style-name="P6"><text:span text:style-name="T5">size_t number_of_points;</text:span></text:p>
          <text:p text:style-name="P6"><text:span text:style-name="T5">std::cin &gt;&gt; number_of_points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7" xml:id="id9" draw:id="id9" draw:layer="layout" svg:width="5cm" svg:height="1.5cm" svg:x="8cm" svg:y="15.5cm">
          <text:p text:style-name="P16">Point* array_of_points =</text:p>
          <text:p text:style-name="P16">new Point[number_of_points]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7" xml:id="id10" draw:id="id10" draw:layer="layout" svg:width="8cm" svg:height="1cm" svg:x="6.5cm" svg:y="17.5cm">
          <text:p text:style-name="P16">for (size_t i = 0; i != number_of_points; ++i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text-style-name="P17" xml:id="id11" draw:id="id11" draw:layer="layout" svg:width="6cm" svg:height="1cm" svg:x="7.5cm" svg:y="19cm">
          <text:p text:style-name="P16">std::cin &gt;&gt; array_of_points[i]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7" xml:id="id12" draw:id="id12" draw:layer="layout" svg:width="9cm" svg:height="1cm" svg:x="6cm" svg:y="21.5cm">
          <text:p text:style-name="P16">std::cout &lt;&lt; longestDiagonal</text:p>
          <text:p text:style-name="P16">(number_of_points, array_of_points)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8" draw:layer="layout" draw:type="line" svg:x1="10.5cm" svg:y1="13cm" svg:x2="10.5cm" svg:y2="13.5cm" draw:start-shape="id7" draw:start-glue-point="2" draw:end-shape="id8" draw:end-glue-point="5" svg:d="M10500 13000v500" svg:viewBox="0 0 1 501">
          <text:p/>
        </draw:connector>
        <draw:connector draw:style-name="gr5" draw:text-style-name="P18" draw:layer="layout" draw:type="line" svg:x1="10.5cm" svg:y1="15cm" svg:x2="10.5cm" svg:y2="15.5cm" draw:start-shape="id8" draw:start-glue-point="8" draw:end-shape="id9" draw:end-glue-point="4" svg:d="M10500 15000v500" svg:viewBox="0 0 1 501">
          <text:p/>
        </draw:connector>
        <draw:connector draw:style-name="gr5" draw:text-style-name="P18" draw:layer="layout" draw:type="line" svg:x1="10.5cm" svg:y1="17cm" svg:x2="10.5cm" svg:y2="17.5cm" draw:start-shape="id9" draw:start-glue-point="6" draw:end-shape="id10" draw:end-glue-point="4" svg:d="M10500 17000v500" svg:viewBox="0 0 1 501">
          <text:p/>
        </draw:connector>
        <draw:connector draw:style-name="gr5" draw:text-style-name="P18" draw:layer="layout" draw:type="line" svg:x1="10.5cm" svg:y1="18.5cm" svg:x2="10.5cm" svg:y2="19cm" draw:start-shape="id10" draw:start-glue-point="6" draw:end-shape="id11" draw:end-glue-point="5" svg:d="M10500 18500v500" svg:viewBox="0 0 1 501">
          <text:p/>
        </draw:connector>
        <draw:connector draw:style-name="gr15" draw:text-style-name="P18" draw:layer="layout" draw:line-skew="-0.002cm -0.999cm" svg:x1="10.5cm" svg:y1="20cm" svg:x2="6.5cm" svg:y2="18cm" draw:start-shape="id11" draw:start-glue-point="8" draw:end-shape="id10" draw:end-glue-point="5" svg:d="M10500 20000v500h-5500v-2500h1500" svg:viewBox="0 0 5501 2501">
          <text:p/>
        </draw:connector>
        <draw:connector draw:style-name="gr16" draw:text-style-name="P18" draw:layer="layout" draw:line-skew="0.998cm 0.999cm" svg:x1="14.5cm" svg:y1="18cm" svg:x2="10.5cm" svg:y2="21.5cm" draw:start-shape="id10" draw:start-glue-point="7" draw:end-shape="id12" draw:end-glue-point="5" svg:d="M14500 18000h1500v3000h-5500v500" svg:viewBox="0 0 5501 3501">
          <text:p/>
        </draw:connector>
        <draw:connector draw:style-name="gr5" draw:text-style-name="P18" draw:layer="layout" draw:type="line" svg:x1="10.5cm" svg:y1="5.5cm" svg:x2="10.5cm" svg:y2="6cm" draw:start-shape="id13" draw:start-glue-point="2" draw:end-shape="id14" draw:end-glue-point="4" svg:d="M10500 5500v500" svg:viewBox="0 0 1 501">
          <text:p/>
        </draw:connector>
        <draw:connector draw:style-name="gr5" draw:text-style-name="P18" draw:layer="layout" draw:type="line" svg:x1="10.5cm" svg:y1="9cm" svg:x2="10.5cm" svg:y2="9.5cm" draw:start-shape="id14" draw:start-glue-point="6" draw:end-shape="id15" draw:end-glue-point="0" svg:d="M10500 9000v500" svg:viewBox="0 0 1 501">
          <text:p/>
        </draw:connector>
        <draw:connector draw:style-name="gr5" draw:text-style-name="P18" draw:layer="layout" draw:type="line" svg:x1="16.5cm" svg:y1="5.5cm" svg:x2="16.5cm" svg:y2="6cm" draw:start-shape="id16" draw:start-glue-point="2" draw:end-shape="id17" draw:end-glue-point="4" svg:d="M16500 5500v500" svg:viewBox="0 0 1 501">
          <text:p/>
        </draw:connector>
        <draw:connector draw:style-name="gr5" draw:text-style-name="P18" draw:layer="layout" draw:type="line" svg:x1="16.5cm" svg:y1="7cm" svg:x2="16.5cm" svg:y2="7.5cm" draw:start-shape="id17" draw:start-glue-point="6" draw:end-shape="id18" draw:end-glue-point="5" svg:d="M16500 7000v500" svg:viewBox="0 0 1 501">
          <text:p/>
        </draw:connector>
        <draw:connector draw:style-name="gr5" draw:text-style-name="P18" draw:layer="layout" draw:type="line" svg:x1="16.5cm" svg:y1="9cm" svg:x2="16.5cm" svg:y2="9.5cm" draw:start-shape="id18" draw:start-glue-point="8" draw:end-shape="id19" svg:d="M16500 9000v500" svg:viewBox="0 0 1 501">
          <text:p/>
        </draw:connector>
        <draw:custom-shape draw:style-name="gr17" draw:text-style-name="P17" xml:id="id20" draw:id="id20" draw:layer="layout" svg:width="6cm" svg:height="2cm" svg:x="7.5cm" svg:y="23.5cm">
          <text:p text:style-name="P16">double areaOfATriangle</text:p>
          <text:p text:style-name="P16">(const Point&amp; first_point,</text:p>
          <text:p text:style-name="P16">const Point&amp; second_point,</text:p>
          <text:p text:style-name="P16">const Point&amp; third_point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20" xml:id="id21" draw:id="id21" draw:layer="layout" svg:width="9cm" svg:height="2cm" svg:x="6cm" svg:y="26cm">
          <text:p text:style-name="P19"><text:span text:style-name="T6">return abs((third_point.getx() - first_point.getx()) *</text:span></text:p>
          <text:p text:style-name="P19"><text:span text:style-name="T6">(second_point.gety() - first_point.gety()) -</text:span></text:p>
          <text:p text:style-name="P19"><text:span text:style-name="T6">(second_point.getx() - first_point.getx()) *</text:span></text:p>
          <text:p text:style-name="P19"><text:span text:style-name="T6">(third_point.gety() - first_point.gety())) * 0.5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8" draw:layer="layout" draw:type="line" svg:x1="10.5cm" svg:y1="25.5cm" svg:x2="10.5cm" svg:y2="26cm" draw:start-shape="id20" draw:start-glue-point="2" draw:end-shape="id21" draw:end-glue-point="4" svg:d="M10500 25500v500" svg:viewBox="0 0 1 501">
          <text:p/>
        </draw:connector>
      </draw:page>
      <draw:page draw:name="page2" draw:style-name="dp1" draw:master-page-name="Обычный">
        <draw:custom-shape draw:style-name="gr19" draw:text-style-name="P17" xml:id="id22" draw:id="id22" draw:layer="layout" svg:width="7cm" svg:height="1cm" svg:x="7cm" svg:y="2cm">
          <text:p text:style-name="P16">double distanceToPoint</text:p>
          <text:p text:style-name="P16">(const Point&amp; other_point) cons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20" xml:id="id23" draw:id="id23" draw:layer="layout" svg:width="9cm" svg:height="1.5cm" svg:x="6cm" svg:y="3.5cm">
          <text:p text:style-name="P19"><text:span text:style-name="T6">return</text:span></text:p>
          <text:p text:style-name="P19"><text:span text:style-name="T6">sqrt((other_point.x - this-&gt;x) * (other_point.x - this-&gt;x) +</text:span></text:p>
          <text:p text:style-name="P19"><text:span text:style-name="T6">(other_point.y - this-&gt;y) * (other_point.y - this-&gt;y))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8" draw:layer="layout" draw:type="line" svg:x1="10.5cm" svg:y1="3cm" svg:x2="10.5cm" svg:y2="3.5cm" draw:start-shape="id22" draw:start-glue-point="2" draw:end-shape="id23" draw:end-glue-point="4" svg:d="M10500 3000v500" svg:viewBox="0 0 1 501">
          <text:p/>
        </draw:connector>
        <draw:custom-shape draw:style-name="gr21" draw:text-style-name="P17" xml:id="id24" draw:id="id24" draw:layer="layout" svg:width="7cm" svg:height="2.25cm" svg:x="7cm" svg:y="6cm">
          <text:p text:style-name="P16">void distancesFromPointToPoint</text:p>
          <text:p text:style-name="P16">(const size_t&amp; number_of_points,</text:p>
          <text:p text:style-name="P16">const Point&amp; first_point,</text:p>
          <text:p text:style-name="P16">const Point second_point, ...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17" xml:id="id25" draw:id="id25" draw:layer="layout" svg:width="6cm" svg:height="1.5cm" svg:x="7.5cm" svg:y="8.75cm">
          <text:p text:style-name="P16">const size_t</text:p>
          <text:p text:style-name="P16">number_of_optional_arguments =</text:p>
          <text:p text:style-name="P16">number_of_points - 2;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2" draw:text-style-name="P17" xml:id="id26" draw:id="id26" draw:layer="layout" svg:width="6cm" svg:height="1.5cm" svg:x="7.5cm" svg:y="10.75cm">
          <text:p text:style-name="P16">va_list args;</text:p>
          <text:p text:style-name="P16">va_start(args, second_point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27" draw:id="id27" draw:layer="layout" svg:width="6cm" svg:height="1.5cm" svg:x="7.5cm" svg:y="12.75cm">
          <text:p text:style-name="P16">Point current = first_point,</text:p>
          <text:p text:style-name="P16">next = second_point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7" xml:id="id28" draw:id="id28" draw:layer="layout" svg:width="6cm" svg:height="1.5cm" svg:x="7.5cm" svg:y="14.75cm">
          <text:p text:style-name="P16">std::cout &lt;&lt;</text:p>
          <text:p text:style-name="P16">current.distanceToPoint(next)</text:p>
          <text:p text:style-name="P16">&lt;&lt; std::endl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4" draw:text-style-name="P17" xml:id="id30" draw:id="id30" draw:layer="layout" svg:width="6cm" svg:height="1.25cm" svg:x="7.5cm" svg:y="18.25cm">
          <text:p text:style-name="P16">current = next;</text:p>
          <text:p text:style-name="P16">next = va_arg(args, Point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7" xml:id="id31" draw:id="id31" draw:layer="layout" svg:width="6cm" svg:height="1.5cm" svg:x="7.5cm" svg:y="20cm">
          <text:p text:style-name="P16">std::cout &lt;&lt;</text:p>
          <text:p text:style-name="P16">current.distanceToPoint(next)</text:p>
          <text:p text:style-name="P16">&lt;&lt; std::endl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17" xml:id="id32" draw:id="id32" draw:layer="layout" svg:width="4cm" svg:height="1cm" svg:x="8.5cm" svg:y="22.75cm">
          <text:p text:style-name="P16"><text:s text:c="4"/>va_end(args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7" xml:id="id29" draw:id="id29" draw:layer="layout" svg:width="11cm" svg:height="1cm" svg:x="5cm" svg:y="16.75cm">
          <text:p text:style-name="P16"><text:s text:c="4"/>for (size_t i = 0; i != number_of_optional_arguments; ++i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18" draw:layer="layout" draw:type="line" svg:x1="10.5cm" svg:y1="8.25cm" svg:x2="10.5cm" svg:y2="8.75cm" draw:start-shape="id24" draw:start-glue-point="2" draw:end-shape="id25" draw:end-glue-point="4" svg:d="M10500 8250v500" svg:viewBox="0 0 1 501">
          <text:p/>
        </draw:connector>
        <draw:connector draw:style-name="gr5" draw:text-style-name="P18" draw:layer="layout" draw:type="line" svg:x1="10.5cm" svg:y1="10.25cm" svg:x2="10.5cm" svg:y2="10.75cm" draw:start-shape="id25" draw:start-glue-point="6" draw:end-shape="id26" draw:end-glue-point="4" svg:d="M10500 10250v500" svg:viewBox="0 0 1 501">
          <text:p/>
        </draw:connector>
        <draw:connector draw:style-name="gr5" draw:text-style-name="P18" draw:layer="layout" draw:type="line" svg:x1="10.5cm" svg:y1="12.25cm" svg:x2="10.5cm" svg:y2="12.75cm" draw:start-shape="id26" draw:start-glue-point="6" draw:end-shape="id27" draw:end-glue-point="4" svg:d="M10500 12250v500" svg:viewBox="0 0 1 501">
          <text:p/>
        </draw:connector>
        <draw:connector draw:style-name="gr5" draw:text-style-name="P18" draw:layer="layout" draw:type="line" svg:x1="10.5cm" svg:y1="14.25cm" svg:x2="10.5cm" svg:y2="14.75cm" draw:start-shape="id27" draw:start-glue-point="6" draw:end-shape="id28" draw:end-glue-point="5" svg:d="M10500 14250v500" svg:viewBox="0 0 1 501">
          <text:p/>
        </draw:connector>
        <draw:connector draw:style-name="gr5" draw:text-style-name="P18" draw:layer="layout" draw:type="line" svg:x1="10.5cm" svg:y1="16.25cm" svg:x2="10.5cm" svg:y2="16.75cm" draw:start-shape="id28" draw:start-glue-point="8" draw:end-shape="id29" draw:end-glue-point="4" svg:d="M10500 16250v500" svg:viewBox="0 0 1 501">
          <text:p/>
        </draw:connector>
        <draw:connector draw:style-name="gr5" draw:text-style-name="P18" draw:layer="layout" draw:type="line" svg:x1="10.5cm" svg:y1="17.75cm" svg:x2="10.5cm" svg:y2="18.25cm" draw:start-shape="id29" draw:start-glue-point="6" draw:end-shape="id30" draw:end-glue-point="4" svg:d="M10500 17750v500" svg:viewBox="0 0 1 501">
          <text:p/>
        </draw:connector>
        <draw:connector draw:style-name="gr5" draw:text-style-name="P18" draw:layer="layout" draw:type="line" svg:x1="10.5cm" svg:y1="19.5cm" svg:x2="10.5cm" svg:y2="20cm" draw:start-shape="id30" draw:start-glue-point="6" draw:end-shape="id31" draw:end-glue-point="5" svg:d="M10500 19500v500" svg:viewBox="0 0 1 501">
          <text:p/>
        </draw:connector>
        <draw:connector draw:style-name="gr27" draw:text-style-name="P18" draw:layer="layout" draw:line-skew="0cm -1.499cm" svg:x1="10.5cm" svg:y1="21.5cm" svg:x2="5cm" svg:y2="17.25cm" draw:start-shape="id31" draw:start-glue-point="8" draw:end-shape="id29" draw:end-glue-point="5" svg:d="M10500 21500v502h-7500v-4752h2000" svg:viewBox="0 0 7501 4753">
          <text:p/>
        </draw:connector>
        <draw:connector draw:style-name="gr28" draw:text-style-name="P18" draw:layer="layout" draw:line-skew="1.498cm 1.999cm" svg:x1="16cm" svg:y1="17.25cm" svg:x2="10.5cm" svg:y2="22.75cm" draw:start-shape="id29" draw:start-glue-point="7" draw:end-shape="id32" draw:end-glue-point="4" svg:d="M16000 17250h2000v5000h-7500v500" svg:viewBox="0 0 7501 5501">
          <text:p/>
        </draw:connector>
      </draw:page>
      <draw:page draw:name="page3" draw:style-name="dp1" draw:master-page-name="Обычный">
        <draw:custom-shape draw:style-name="gr29" draw:text-style-name="P17" xml:id="id33" draw:id="id33" draw:layer="layout" svg:width="7cm" svg:height="2cm" svg:x="7cm" svg:y="3.5cm">
          <text:p text:style-name="P16">double longestDiagonal</text:p>
          <text:p text:style-name="P16">(const size_t&amp; number_of_points,</text:p>
          <text:p text:style-name="P16">const Point *array_of_points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0" draw:text-style-name="P17" xml:id="id34" draw:id="id34" draw:layer="layout" svg:width="13cm" svg:height="2cm" svg:x="4cm" svg:y="6cm">
          <text:p text:style-name="P16">double diagonal =</text:p>
          <text:p text:style-name="P16">abs(array_of_points[number_of_points — 2].distanceToPoint(array_of_points[0]));</text:p>
          <text:p text:style-name="P16">double longestDiagonal =</text:p>
          <text:p text:style-name="P16">abs(array_of_points[number_of_points - 1].distanceToPoint(array_of_points[1])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7" xml:id="id35" draw:id="id35" draw:layer="layout" svg:width="7cm" svg:height="2cm" svg:x="7cm" svg:y="8.5cm">
          <text:p text:style-name="P16">if (longestDiagonal &lt; diagonal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2" xml:id="id36" draw:id="id36" draw:layer="layout" svg:width="5cm" svg:height="1cm" svg:x="4cm" svg:y="10.75cm">
          <text:p text:style-name="P21"><text:span text:style-name="T7">longestDiagonal = diagonal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7" xml:id="id37" draw:id="id37" draw:layer="layout" svg:width="7cm" svg:height="1cm" svg:x="7cm" svg:y="13.5cm">
          <text:p text:style-name="P16">size_t counter = number_of_points - 2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7" xml:id="id41" draw:id="id41" draw:layer="layout" svg:width="10cm" svg:height="1cm" svg:x="5.5cm" svg:y="16.5cm">
          <text:p text:style-name="P16">diagonal =</text:p>
          <text:p text:style-name="P16">abs(array_of_points[i].distanceToPoint(array_of_points[i + 2])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7" xml:id="id43" draw:id="id43" draw:layer="layout" svg:width="5cm" svg:height="1cm" svg:x="8cm" svg:y="25.5cm">
          <text:p text:style-name="P16">return longestDiagonal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17" xml:id="id40" draw:id="id40" draw:layer="layout" svg:width="9cm" svg:height="1cm" svg:x="6cm" svg:y="15cm">
          <text:p text:style-name="P16">for (size_t i = 0; i != counter; ++i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18" draw:layer="layout" draw:type="line" svg:x1="10.5cm" svg:y1="5.5cm" svg:x2="10.5cm" svg:y2="6cm" draw:start-shape="id33" draw:start-glue-point="2" draw:end-shape="id34" draw:end-glue-point="4" svg:d="M10500 5500v500" svg:viewBox="0 0 1 501">
          <text:p/>
        </draw:connector>
        <draw:connector draw:style-name="gr5" draw:text-style-name="P18" draw:layer="layout" draw:type="line" svg:x1="10.5cm" svg:y1="8cm" svg:x2="10.5cm" svg:y2="8.5cm" draw:start-shape="id34" draw:start-glue-point="6" draw:end-shape="id35" draw:end-glue-point="4" svg:d="M10500 8000v500" svg:viewBox="0 0 1 501">
          <text:p/>
        </draw:connector>
        <draw:connector draw:style-name="gr36" draw:text-style-name="P18" draw:layer="layout" svg:x1="7cm" svg:y1="9.5cm" svg:x2="6.5cm" svg:y2="10.75cm" draw:start-shape="id35" draw:start-glue-point="5" draw:end-shape="id36" draw:end-glue-point="4" svg:d="M7000 9500h-500v1250" svg:viewBox="0 0 501 1251">
          <text:p/>
        </draw:connector>
        <draw:connector draw:style-name="gr37" draw:text-style-name="P18" draw:layer="layout" draw:line-skew="0.124cm" svg:x1="6.5cm" svg:y1="11.75cm" svg:x2="10.5cm" svg:y2="13.5cm" draw:start-shape="id36" draw:start-glue-point="6" draw:end-shape="id37" draw:end-glue-point="4" svg:d="M6500 11750v1000h4000v750" svg:viewBox="0 0 4001 1751">
          <text:p/>
        </draw:connector>
        <draw:connector draw:style-name="gr3" draw:text-style-name="P17" draw:layer="layout" draw:line-skew="0cm 0.749cm" svg:x1="14cm" svg:y1="9.5cm" svg:x2="10.5cm" svg:y2="13.5cm" draw:start-shape="id35" draw:start-glue-point="7" draw:end-shape="id37" draw:end-glue-point="4" svg:d="M14000 9500h502v3250h-4002v750" svg:viewBox="0 0 4003 4001">
          <text:p/>
        </draw:connector>
        <draw:custom-shape draw:style-name="gr31" draw:text-style-name="P17" xml:id="id38" draw:id="id38" draw:layer="layout" svg:width="7cm" svg:height="2cm" svg:x="7cm" svg:y="18cm">
          <text:p text:style-name="P16">if (longestDiagonal &lt; diagonal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2" xml:id="id39" draw:id="id39" draw:layer="layout" svg:width="5cm" svg:height="1cm" svg:x="4cm" svg:y="20.25cm">
          <text:p text:style-name="P21"><text:span text:style-name="T7">longestDiagonal = diagonal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18" draw:layer="layout" svg:x1="7cm" svg:y1="19cm" svg:x2="6.5cm" svg:y2="20.25cm" draw:start-shape="id38" draw:start-glue-point="5" draw:end-shape="id39" draw:end-glue-point="4" svg:d="M7000 19000h-500v1250" svg:viewBox="0 0 501 1251">
          <text:p/>
        </draw:connector>
        <draw:connector draw:style-name="gr5" draw:text-style-name="P18" draw:layer="layout" draw:type="line" svg:x1="10.5cm" svg:y1="14.5cm" svg:x2="10.5cm" svg:y2="15cm" draw:start-shape="id37" draw:start-glue-point="6" draw:end-shape="id40" draw:end-glue-point="4" svg:d="M10500 14500v500" svg:viewBox="0 0 1 501">
          <text:p/>
        </draw:connector>
        <draw:connector draw:style-name="gr5" draw:text-style-name="P18" draw:layer="layout" draw:type="line" svg:x1="10.5cm" svg:y1="16cm" svg:x2="10.5cm" svg:y2="16.5cm" draw:start-shape="id40" draw:start-glue-point="6" draw:end-shape="id41" draw:end-glue-point="4" svg:d="M10500 16000v500" svg:viewBox="0 0 1 501">
          <text:p/>
        </draw:connector>
        <draw:connector draw:style-name="gr5" draw:text-style-name="P18" draw:layer="layout" draw:type="line" svg:x1="10.5cm" svg:y1="17.5cm" svg:x2="10.5cm" svg:y2="18cm" draw:start-shape="id41" draw:start-glue-point="6" draw:end-shape="id38" draw:end-glue-point="4" svg:d="M10500 17500v500" svg:viewBox="0 0 1 501">
          <text:p/>
        </draw:connector>
        <draw:connector draw:style-name="gr3" draw:text-style-name="P17" draw:layer="layout" draw:line-skew="0cm 0.749cm" svg:x1="14cm" svg:y1="19cm" svg:x2="10.5cm" svg:y2="23cm" svg:d="M14000 19000h502v3250h-4002v750" svg:viewBox="0 0 4003 4001">
          <text:p/>
        </draw:connector>
        <draw:connector draw:style-name="gr37" draw:text-style-name="P18" xml:id="id42" draw:id="id42" draw:layer="layout" draw:line-skew="0.124cm" svg:x1="6.5cm" svg:y1="21.25cm" svg:x2="10.5cm" svg:y2="23cm" svg:d="M6500 21250v1000h4000v750" svg:viewBox="0 0 4001 1751">
          <text:p/>
        </draw:connector>
        <draw:connector draw:style-name="gr38" draw:text-style-name="P18" draw:layer="layout" draw:line-skew="0cm -2.499cm" svg:x1="10.5cm" svg:y1="23cm" svg:x2="6cm" svg:y2="15.5cm" draw:start-shape="id42" draw:start-glue-point="3" draw:end-shape="id40" draw:end-glue-point="5" svg:d="M10500 23000v500h-7500v-8000h3000" svg:viewBox="0 0 7501 8001">
          <text:p/>
        </draw:connector>
        <draw:frame draw:style-name="gr39" draw:text-style-name="P24" draw:layer="layout" svg:width="1.75cm" svg:height="2.5cm" svg:x="6cm" svg:y="8.75cm">
          <draw:text-box>
            <text:p text:style-name="P23"><text:span text:style-name="T4">true</text:span></text:p>
          </draw:text-box>
        </draw:frame>
        <draw:frame draw:style-name="gr39" draw:text-style-name="P24" draw:layer="layout" svg:width="1.75cm" svg:height="2.5cm" svg:x="6cm" svg:y="18.25cm">
          <draw:text-box>
            <text:p text:style-name="P23"><text:span text:style-name="T4">true</text:span></text:p>
          </draw:text-box>
        </draw:frame>
        <draw:frame draw:style-name="gr39" draw:text-style-name="P24" draw:layer="layout" svg:width="1.75cm" svg:height="2.5cm" svg:x="14cm" svg:y="8.75cm">
          <draw:text-box>
            <text:p text:style-name="P23"><text:span text:style-name="T4">false</text:span></text:p>
          </draw:text-box>
        </draw:frame>
        <draw:frame draw:style-name="gr39" draw:text-style-name="P24" draw:layer="layout" svg:width="1.75cm" svg:height="2.5cm" svg:x="14cm" svg:y="18.25cm">
          <draw:text-box>
            <text:p text:style-name="P23"><text:span text:style-name="T4">false</text:span></text:p>
          </draw:text-box>
        </draw:frame>
        <draw:connector draw:style-name="gr40" draw:text-style-name="P18" draw:layer="layout" draw:line-skew="2.498cm 3.749cm" svg:x1="15cm" svg:y1="15.5cm" svg:x2="10.5cm" svg:y2="25.5cm" draw:start-shape="id40" draw:start-glue-point="7" draw:end-shape="id43" draw:end-glue-point="4" svg:d="M15000 15500h3000v9000h-7500v1000" svg:viewBox="0 0 7501 10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374cm" fo:margin-bottom="0.497cm" fo:line-height="150%" fo:text-align="justify" fo:text-indent="2.207cm" style:text-autospace="ideograph-alpha"/>
      <style:text-properties fo:font-size="14pt" fo:language="ru" fo:country="RU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6T18:49:04.694000000</dc:date>
    <meta:editing-duration>PT8M53S</meta:editing-duration>
    <meta:editing-cycles>2</meta:editing-cycles>
    <meta:generator>LibreOffice/7.1.5.2$Windows_X86_64 LibreOffice_project/85f04e9f809797b8199d13c421bd8a2b025d52b5</meta:generator>
    <meta:document-statistic meta:object-count="86"/>
  </office:meta>
</office:document-meta>
</file>